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1.848cm" fo:min-width="15.502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1.906cm" fo:min-width="2.548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2.544cm" fo:min-width="3.31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1.528cm" fo:min-width="2.929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528cm" fo:min-width="3.5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1.528cm" fo:min-width="1.687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1.528cm" fo:min-width="3.173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  <style:text-properties style:font-name="Arial"/>
    </style:style>
    <style:style style:name="P4" style:family="paragraph">
      <loext:graphic-properties draw:fill-color="#000000"/>
      <style:paragraph-properties fo:text-align="center"/>
      <style:text-properties style:font-name="Arial"/>
    </style:style>
    <style:style style:name="T1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002cm" svg:height="22.098cm" svg:x="2.27cm" svg:y="4.6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2.156cm" draw:transform="rotate (-1.58022110475567) translate (18.286cm 16.13cm)">
          <text:p text:style-name="P1">Rasp. </text:p>
          <text:p text:style-name="P1">5V outpu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2.794cm" svg:x="14.335cm" svg:y="23.352cm">
          <text:p text:style-name="P3"><text:span text:style-name="T1">Barrel Jack</text:span></text:p>
          <text:p text:style-name="P3"><text:span text:style-name="T1">12V Inpu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429cm" svg:height="1.778cm" svg:x="14.589cm" svg:y="5.064cm">
          <text:p text:style-name="P1">Matrix </text:p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429cm" svg:height="1.778cm" svg:x="10.889cm" svg:y="5.064cm">
          <text:p text:style-name="P1">Ring</text:p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429cm" svg:height="1.778cm" svg:x="7.477cm" svg:y="5.064cm">
          <text:p text:style-name="P1">Servo</text:p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429cm" svg:height="1.778cm" draw:transform="rotate (1.56189514760973) translate (2.621cm 8.239cm)">
          <text:p text:style-name="P1">HP LED 1</text:p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429cm" svg:height="1.778cm" draw:transform="rotate (1.56189514760973) translate (2.621cm 8.24cm)">
          <text:p text:style-name="P1">HP LED 1</text:p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429cm" svg:height="1.778cm" draw:transform="rotate (1.56189514760973) translate (2.621cm 11.841cm)">
          <text:p text:style-name="P1">HP LED 2</text:p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429cm" svg:height="1.778cm" draw:transform="rotate (1.56189514760973) translate (2.621cm 15.542cm)">
          <text:p text:style-name="P1">RGB <text:s/>LED</text:p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cm" svg:height="1.778cm" draw:transform="rotate (1.56189514760973) translate (2.616cm 19.814cm)">
          <text:p text:style-name="P1">Temp. sensor</text:p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187cm" svg:height="1.778cm" draw:transform="rotate (1.56189514760973) translate (2.632cm 22.201cm)">
          <text:p text:style-name="P1">Fa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673cm" svg:height="1.778cm" draw:transform="rotate (1.56189514760973) translate (2.619cm 26.388cm)">
          <text:p text:style-name="P1">Peltier</text:p>
          <text:p text:style-name="P1">Connecto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23:16:12.457620455</meta:creation-date>
    <dc:date>2017-05-15T23:35:35.610330410</dc:date>
    <meta:editing-duration>PT8M9S</meta:editing-duration>
    <meta:editing-cycles>1</meta:editing-cycles>
    <meta:document-statistic meta:object-count="13"/>
    <meta:generator>LibreOffice/5.1.6.2$Linux_X86_64 LibreOffice_project/10m0$Build-2</meta:generator>
  </office:meta>
</office:document-meta>
</file>